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5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R. Meir; Samuel Hunt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Brethren. <text:s/>In the course of my teaching, I often have occasion,/ as you may well suppose, to consult the opinions of com-/-mentators on the Bible. <text:s/>Some of the explanations with/ which I meet, help me considerably to make the subject/ clearer to the understanding of my pupils. <text:s/>But some appear/ to my mind so far fetched that I do not quote them at all./ <text:s/>Nevertheless I acknowledge that in many instances I find out/ that I was at fault, and the commentators were right./ <text:s/>I had not gone deeply enough into their meaning, and therefore/ I judged their views as being drawn from the imagination./ <text:s/>Now, you will no doubt be astonished, as I was at first startled, to/ hear this. <text:s/>R. Meir, coming across with the sentence in the/ first chapter of Genesis which reads thus: "And God saw/ every thing which He had done, and behold it was very good" tells/ us that the thing very good alluded to in the text stands to/ signify that God foresaw Death and declared it <text:span text:style-name="T2">good very</text:span><text:span text:style-name="T4"> excellent. <text:s/>I shall/ not detain you with the linguistic analogy of [Hebrew] which served the/ Rabbi as a faint support </text:span><text:span text:style-name="T2">for</text:span><text:span text:style-name="T4"> to his teaching, but I will show/ the philosophy </text:span><text:span text:style-name="T2">of</text:span><text:span text:style-name="T4"> contained in the idea he advanced. <text:s/>After the Almighty/ had prepared for man so many sources of enjoyment, the/ vegetable</text:span><text:span text:style-name="T5">2</text:span><text:span text:style-name="T6">, mineral</text:span><text:span text:style-name="T5">1</text:span><text:span text:style-name="T6"> and animal kingdoms; after He told/</text:span></text:p>
      <text:p text:style-name="P5"><text:span text:style-name="T6"/></text:p>
      <text:p text:style-name="P5"><text:span text:style-name="T6">[Page 2]</text:span></text:p>
      <text:p text:style-name="P5"><text:span text:style-name="T6">the first pair put upon earth that they might rule the world/ and subdue nature to their will, the Lord must have bethought/ Himself of the abuse which creatures gifted with </text:span><text:span text:style-name="T3">extraordinary</text:span><text:span text:style-name="T6"> numerous </text:span><text:span text:style-name="T3">high</text:span><text:span text:style-name="T6"> fa-/-culties might make of their powers. <text:s/>What shall check/ them in their growing wish for more </text:span><text:span text:style-name="T3">gain</text:span><text:span text:style-name="T6"> and still more </text:span><text:span text:style-name="T3">still</text:span><text:span text:style-name="T6"> gain?/ <text:s/>What shall curb their cravings when they would wrong one another/ for the </text:span><text:soft-page-break/><text:span text:style-name="T6">sake of riches, of honors or wanton pleasures? <text:s/>Death/ would, for it is an excellent monitor; Death is very good/ as a public Crier saying: "I do not take gold along; silver/ is too heavy to carry in my long journey; beauty and a proud/ bearing I leave behind me. <text:s/>Religion and </text:span><text:span text:style-name="T3">virtue</text:span><text:span text:style-name="T6"> morality are my sole/ companions." <text:s/>Were it not that these disturbing sounds strike/ </text:span><text:span text:style-name="T3">strike</text:span><text:span text:style-name="T6"> on our ears every now and then, why, there would be/ no bounds to our ambition, no limits to human </text:span><text:span text:style-name="T3">f</text:span><text:span text:style-name="T6"> selfishness./ <text:s/>The head would go on scheming wild plans, the feet would/ run fast after them, the hands would put them into execution,/ the tongue would never cease lying for the sake of one's interests./ <text:s/>Rightly has therefore R. Meir spoken. <text:s/>[Hebrew] The thing/ very good is Death. <text:s/>This great leveller[sic!] has a most healthful/ effect. <text:s/>It prevents a thorough demoralization; it acts/ as a safety valve against the entire breaking out of our/ passions; for sometime we are stopped on our way, and/ compelled to take a look at Death, and listen to its admonition./</text:span></text:p>
      <text:p text:style-name="P5"><text:span text:style-name="T6"/></text:p>
      <text:p text:style-name="P5"><text:span text:style-name="T6">[Page 3]</text:span></text:p>
      <text:p text:style-name="P5"><text:span text:style-name="T6">Here it is, my fellow-mortals. <text:s/>Here we behold it/ represented in this Israelite; it stares us all in the face;/ it gives us caution. <text:s/>S. H was successful in his pursuits,/ but nothing will be conveyed hence to day except his body,/ destined to moulder in the grave. <text:s/>Samuel Hunt was fortunate/ in the </text:span><text:span text:style-name="T3">home</text:span><text:span text:style-name="T6"> choice of his surroundings, but terrestrial pleasures vanished apace,/ and nothing save the memory of those to whose welfare he/ may have contributed will cling to his soul. <text:s/>Happy will he feel happy/ in his everlasting dwelling-place, if he can furnish it with a/ wealth of virtues gathered in this preparatory habitation; if he/ can show that while strong, capable and energetic and power/-ful deeds, he provided for a hereafter. <text:s/>Unfortunately, the/ time for a retrospective reflection, arrived too </text:span><text:span text:style-name="T3">son</text:span><text:span text:style-name="T6"> soon. <text:s/>Not/ days but years were given to our brother in faith for meditating/ on the instability of worldly affairs. <text:s/>For it was the/ unsearchable will of God to try him sorely with bodily suf-/-ferings, and severe were indeed <text:s/>those he resignedly bore towards the close/ of his terrestrial career. <text:s/>May they have been fruitful of/ resolves, which will open to him </text:span><text:span text:style-name="T3">an entrance into</text:span><text:span text:style-name="T6"> the gates where/ Righteousness enters with joy. <text:s/>The Lord who chastened/ our coreligionist offered him a soothing balm and withal a/ goodly associate and a gentle counsellor[sic!]. <text:s/>So I consider the/ Jewess who, having vowed fidelity unto him as a wife, administered/ </text:span></text:p>
      <text:p text:style-name="P5"><text:span text:style-name="T6"/></text:p>
      <text:p text:style-name="P5"><text:span text:style-name="T6">[Page 4]</text:span></text:p>
      <text:p text:style-name="P5"><text:span text:style-name="T6">to his comfort, </text:span><text:span text:style-name="T3">regar</text:span><text:span text:style-name="T6">mindless of her discomfort, watched/ over him to the last with self-denying affection,/ and who, being naturally thoughtful and kind, she/ must have advised her husband nobly for her own and/ his spiritual gratification. <text:s/>May the Lord be thanked/ for that act of mercy towards His servant, and may He reward/ commensurately to her deserts the being who angel-like/ allayed pain and--and as I hope--guided the heart aright. <text:s/>That the widow/ may obtain consolation in the obedience of her instincts, led on/ by wisdom and urged by goodness is the wish of all who surround/ this coffin at </text:span><text:span text:style-name="T3">an hour</text:span><text:span text:style-name="T6"> a moment so distressing to the bereaved, but while commending/ the </text:span><text:span text:style-name="T3">latter</text:span><text:span text:style-name="T6"> afflicted to the compassion of the Almighty, </text:span><text:span text:style-name="T3">to the Almighty the future welbeing of a bereaved family,</text:span><text:span text:style-name="T6">/ let us all heed the lesson of </text:span><text:span text:style-name="T3">Death</text:span><text:span text:style-name="T6"> the hour. <text:s/>The history of our deceased/ brother in its various changes from a very humble</text:span><text:span text:style-name="T3">ness</text:span><text:span text:style-name="T6"> condition to competence,/ from vigour to feebleness, from constant acuity to compulsory/ inertness, should point to us the transitions to which mortals/ are liable, and </text:span><text:span text:style-name="T3">lead us on prompt</text:span><text:span text:style-name="T6"> suggest to us to work, not quite so restlessly for/ what is fleeting, forgetful of the law of God, and the true advantage/ of our children, but rather to work with sensible intermissions,/ that we may have time, when in health and strength to consider our/ obligations to ourselves, to our neighbors, to our Creator. <text:s/>May it/ be so, and may a new light</text:span><text:span text:style-name="T5">2</text:span><text:span text:style-name="T6"> and a new life</text:span><text:span text:style-name="T5">1</text:span><text:span text:style-name="T6"> break forth for/ S. H where Death dares not </text:span><text:span text:style-name="T3">enter and peace</text:span><text:span text:style-name="T6"> show its sombre reflection, but Immortality reigns supreme/ </text:span><text:span text:style-name="T3">and</text:span><text:span text:style-name="T6"> and Peace rules gloriously. <text:s/>Amen./</text:span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7T13:12:46.05</meta:creation-date>
    <meta:document-statistic meta:table-count="0" meta:image-count="0" meta:object-count="0" meta:page-count="3" meta:paragraph-count="69" meta:word-count="1184" meta:character-count="7190"/>
    <dc:date>2012-10-17T14:00:33.25</dc:date>
    <dc:creator>Penn Libraries</dc:creator>
    <meta:editing-duration>PT00H00M26S</meta:editing-duration>
    <meta:editing-cycles>1</meta:editing-cycles>
    <meta:generator>OpenOffice.org/3.2$Win32 OpenOffice.org_project/320m12$Build-9483</meta:generator>
  </office:meta>
</office:document-meta>
</file>